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Text_20_body">
      <style:paragraph-properties fo:text-align="justify" style:justify-single-word="false"/>
    </style:style>
    <style:style style:name="P5" style:family="paragraph" style:parent-style-name="Standard">
      <style:text-properties style:font-name="Liberation Sans"/>
    </style:style>
    <style:style style:name="P6"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7" style:family="paragraph" style:parent-style-name="Standard">
      <style:paragraph-properties fo:text-align="justify" style:justify-single-word="false"/>
      <style:text-properties style:font-name="Liberation San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istorial Noticias sobre Patentes</text:p>
      <text:p text:style-name="P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text:a xlink:type="simple" xlink:href="#__RefHeading__4082_1217688862" text:style-name="Index_20_Link" text:visited-style-name="Index_20_Link">Enero 4 de 2013<text:tab/>1</text:a></text:p>
          <text:p text:style-name="P3"><text:a xlink:type="simple" xlink:href="#__RefHeading__4084_1217688862" text:style-name="Index_20_Link" text:visited-style-name="Index_20_Link">Nueva patente de Sony bloquea juego de segunda mano<text:tab/>1</text:a></text:p>
          <text:p text:style-name="P2"><text:a xlink:type="simple" xlink:href="#__RefHeading__4092_1217688862" text:style-name="Index_20_Link" text:visited-style-name="Index_20_Link">Enero 3 de 2013<text:tab/>1</text:a></text:p>
          <text:p text:style-name="P3"><text:a xlink:type="simple" xlink:href="#__RefHeading__4094_1217688862" text:style-name="Index_20_Link" text:visited-style-name="Index_20_Link">La batalla del copyright sobre la construcción de Batmoviles<text:tab/>1</text:a></text:p>
          <text:p text:style-name="P2"><text:a xlink:type="simple" xlink:href="#__RefHeading__4086_1217688862" text:style-name="Index_20_Link" text:visited-style-name="Index_20_Link">Enero 2 de 2013<text:tab/>2</text:a></text:p>
          <text:p text:style-name="P3"><text:a xlink:type="simple" xlink:href="#__RefHeading__4088_1217688862" text:style-name="Index_20_Link" text:visited-style-name="Index_20_Link">Los troll de patentes se dirigen a los usuarios de escáner; 1000$ por empleado<text:tab/>2</text:a></text:p>
        </text:index-body>
      </text:table-of-content>
      <text:p text:style-name="P5"/>
      <text:h text:style-name="Heading_20_1" text:outline-level="1"><text:bookmark-start text:name="__RefHeading__4082_1217688862"/>Enero 4 de 2013<text:bookmark-end text:name="__RefHeading__4082_1217688862"/></text:h>
      <text:h text:style-name="Heading_20_2" text:outline-level="2"><text:bookmark-start text:name="__RefHeading__4084_1217688862"/>Nueva patente de Sony bloquea juego de segunda mano<text:bookmark-end text:name="__RefHeading__4084_1217688862"/></text:h>
      <text:p text:style-name="P1">Una patente de Sony podría bloquear jugar juegos de segunda mano: “...la solicitud de patente fue solicitada el 9 de diciembre de 2012 por Sony Computer Entertainment Japon y funcionará vinculando los disco de juegos a la cuenta de un usuario sin necesidad de conexión a internet bloqueando cualquier intento de reproducción de el mismo disco en la consola de otro usuario. La patente explica que los juegos vienen con etiquetas sin contacto que es leído por la consola de la misma manera que las tarjetas bancarias modernas. Cuando el disco es usado el ID del disco y el ID de la consola son guardados en la etiqueta. Cada vez que el disco sea usado en el futuro la etiqueta comparará si los ID coinciden, si no el disco no funcionará. El documento explica que este dispositivo es parte de los esfuerzos para disuadir la venta de juegos de segunda mano y es una solución más simple que el DRM o las contraseñas. Vale la pena resaltar que Sony no ha confirmado la existencia del dispositivo y la patente no explica en que equipo será usado, en los párrafos posteriores se mencionan los accesorios y los periféricos. También esta el caso en que la consola se daña y necesita ser reemplazada o si se tiene más de una consola. ¿los juegos necesitan estar vinculados a su cuenta PSN? Lo que significaría que los juegos podrían seguir siendo usados o la perdida de la consola significaría una nueva biblioteca de juegos que necesitaría comprar.</text:p>
      <text:p text:style-name="P5"/>
      <text:p text:style-name="P5">Fuente: <text:a xlink:type="simple" xlink:href="http://games.slashdot.org/story/13/01/04/0113246/new-sony-patent-blocks-second-hand-games">http://games.slashdot.org/story/13/01/04/0113246/new-sony-patent-blocks-second-hand-games</text:a></text:p>
      <text:p text:style-name="P5"/>
      <text:h text:style-name="Heading_20_1" text:outline-level="1"><text:bookmark-start text:name="__RefHeading__4092_1217688862"/>Enero 3 de 2013<text:bookmark-end text:name="__RefHeading__4092_1217688862"/></text:h>
      <text:h text:style-name="Heading_20_2" text:outline-level="2"><text:bookmark-start text:name="__RefHeading__4094_1217688862"/>La batalla del copyright sobre la construcción de Batmoviles<text:bookmark-end text:name="__RefHeading__4094_1217688862"/></text:h>
      <text:p text:style-name="P4">“...Eriq Gardner escribe que la Warner Brothers a demandado a Mark Towle quien vive en California y es especialista en la la construcción de replicas de los automóviles que aparecen en las películas y seria de <text:s/>televisión, por vender replicas de automóviles de la década de 1960 de la seria de ABC de Batman con el argumento de que la protección del copyright se extiende sobre la apariencia general y la sensación de Batmobil. El quid del caso es sobre que es exactamente un Batmobile, ¿Un automóvil o <text:soft-page-break/>un objeto susceptible a la propiedad intelectual? J. Adrew Coombs abogado de Warner sostiene en documentos judiciales que el Batmobil incorpora marcas secundarias distintivas significativas y que la venta es una replica no autorizada, Larry Zerner abogado de Towle argumente que los automóviles no son susceptibles a copyright. “Las leyes escritas sobre artículos útiles, como los automóviles, no lo califican como esculturas y por tanto no son objeto de protección por derecho de autor” escribe Zerner y agrega que una decisión que apoye considerar los diseños de automóviles podría ser explotado por los fabricantes de automóviles “las consecuencias de un fallo favorable a Warner y el precedente que crearía son fáciles de imaginar. Ford, Toyota, Ferrari y Honda comenzaran a publicar libros de historietas para proteger lo que hasta ahora no era protegido”. </text:p>
      <text:p text:style-name="Text_20_body">Fuente: <text:a xlink:type="simple" xlink:href="http://tech.slashdot.org/story/13/01/02/2319258/the-copyright-battle-over-custom-built-batmobiles">http://tech.slashdot.org/story/13/01/02/2319258/the-copyright-battle-over-custom-built-batmobiles</text:a></text:p>
      <text:h text:style-name="Heading_20_1" text:outline-level="1"><text:bookmark-start text:name="__RefHeading__4086_1217688862"/>Enero 2 de 2013<text:bookmark-end text:name="__RefHeading__4086_1217688862"/></text:h>
      <text:p text:style-name="P1"/>
      <text:h text:style-name="Heading_20_2" text:outline-level="2"><text:bookmark-start text:name="__RefHeading__4088_1217688862"/>Los troll de patentes se dirigen a los usuarios de escáner; 1000$ por empleado<text:bookmark-end text:name="__RefHeading__4088_1217688862"/></text:h>
      <text:p text:style-name="P1"/>
      <text:p text:style-name="P1">Un nuevo troll de patentes esta en la ciudad, en este caso ataca a los usuarios de tecnologías en lugar de <text:s/>a los creadores. Parece tener una patente del procedimiento para “escanear un documento y enviarlo por correo electrónico”. Ellos se dirigen a pequeñas empresas en un variedad de lugares y usualmente piden entre 900 y 1200 dolares por cada empleado que infrinja la patente. Como la mayoría de los trolls las patentes pertenecen a un grupo de empresas fantasmas pero en este caso la compañía original tiene el nombre Project Paperless LLC. Joel Spolsky comenta en su tweet que: “Esto es el crimen organizado, así de simple...”. Estoy de acuerdo con él. ¿Cuando se hará algo sobre esta mafia legal?.</text:p>
      <text:p text:style-name="P1"/>
      <text:p text:style-name="P1">Fuente: <text:a xlink:type="simple" xlink:href="http://hardware.slashdot.org/story/13/01/02/2032212/patent-troll-targeting-users-of-scanners-wants-1000employee">http://hardware.slashdot.org/story/13/01/02/2032212/patent-troll-targeting-users-of-scanners-wants-1000employe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3T11:23:15</meta:creation-date>
    <dc:date>2013-01-04T11:32:28</dc:date>
    <meta:editing-duration>PT1H11M27S</meta:editing-duration>
    <meta:editing-cycles>6</meta:editing-cycles>
    <meta:generator>LibreOffice/3.5$Linux_X86_64 LibreOffice_project/350m1$Build-2</meta:generator>
    <meta:document-statistic meta:table-count="0" meta:image-count="0" meta:object-count="0" meta:page-count="2" meta:paragraph-count="20" meta:word-count="700" meta:character-count="4349" meta:non-whitespace-character-count="3666"/>
  </office:meta>
</office:document-meta>
</file>